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e5c00" draw:textarea-horizontal-align="justify" draw:textarea-vertical-align="middle" draw:auto-grow-height="false" fo:min-height="1.376cm" fo:min-width="3.526cm"/>
    </style:style>
    <style:style style:name="gr2" style:family="graphic" style:parent-style-name="standard">
      <style:graphic-properties svg:stroke-color="#ce5c00" draw:textarea-horizontal-align="justify" draw:textarea-vertical-align="middle" draw:auto-grow-height="false" fo:min-height="1.376cm" fo:min-width="7.726cm"/>
    </style:style>
    <style:style style:name="gr3" style:family="graphic" style:parent-style-name="standard">
      <style:graphic-properties svg:stroke-color="#ce5c00" draw:textarea-horizontal-align="justify" draw:textarea-vertical-align="middle" draw:auto-grow-height="false" fo:min-height="1.376cm" fo:min-width="1.926cm"/>
    </style:style>
    <style:style style:name="gr4" style:family="graphic" style:parent-style-name="objectwithoutfill">
      <style:graphic-properties svg:stroke-color="#1c99e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742cm"/>
    </style:style>
    <style:style style:name="gr6" style:family="graphic" style:parent-style-name="standard">
      <style:graphic-properties svg:stroke-color="#ce5c00" draw:fill-color="#18a303" draw:textarea-horizontal-align="justify" draw:textarea-vertical-align="middle" draw:auto-grow-height="false" fo:min-height="1.376cm" fo:min-width="3.526cm"/>
    </style:style>
    <style:style style:name="gr7" style:family="graphic" style:parent-style-name="standard">
      <style:graphic-properties svg:stroke-color="#ce5c00" draw:fill-color="#fc5c00" draw:textarea-horizontal-align="justify" draw:textarea-vertical-align="middle" draw:auto-grow-height="false" fo:min-height="1.376cm" fo:min-width="3.526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1c99e0"/>
    </style:style>
    <style:style style:name="P5" style:family="paragraph">
      <loext:graphic-properties draw:fill="none" draw:fill-color="#ffffff"/>
      <style:text-properties fo:color="#1c99e0"/>
    </style:style>
    <style:style style:name="P6" style:family="paragraph">
      <loext:graphic-properties draw:fill-color="#18a303"/>
      <style:paragraph-properties fo:text-align="center"/>
    </style:style>
    <style:style style:name="P7" style:family="paragraph">
      <loext:graphic-properties draw:fill-color="#fc5c00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1c99e0" fo:font-size="9pt" style:font-size-asian="9pt" style:font-size-complex="9pt"/>
    </style:style>
    <style:style style:name="T4" style:family="text">
      <style:text-properties fo:color="#1c99e0" fo:font-size="9pt" style:font-size-asian="9pt" style:font-weight-asian="normal" style:font-size-complex="9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1.8cm" svg:x="3cm" svg:y="5.5cm">
          <text:p text:style-name="P1"><text:span text:style-name="T1">Conception de l’id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4cm" svg:height="1.8cm" svg:x="7.3cm" svg:y="5.5cm">
          <text:p text:style-name="P1"><text:span text:style-name="T1">Période d’exposition</text:span></text:p>
          <text:p text:style-name="P1"><text:span text:style-name="T1">et de vo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2.6cm" svg:height="1.8cm" svg:x="15.8cm" svg:y="5.5cm">
          <text:p text:style-name="P1"><text:span text:style-name="T2">Période </text:span></text:p>
          <text:p text:style-name="P1"><text:span text:style-name="T2">de confi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3cm" svg:y1="1.7cm" svg:x2="7.3cm" svg:y2="5.3cm">
          <text:p/>
        </draw:line>
        <draw:frame draw:style-name="gr5" draw:text-style-name="P5" draw:layer="layout" svg:width="2.242cm" svg:height="1.319cm" svg:x="7.2cm" svg:y="1.537cm">
          <draw:text-box>
            <text:p text:style-name="P4"><text:span text:style-name="T3">Soumission </text:span></text:p>
            <text:p text:style-name="P4"><text:span text:style-name="T3">de l’id</text:span><text:span text:style-name="T4">ée</text:span></text:p>
            <text:p text:style-name="P4"><text:span text:style-name="T4">Au GPI</text:span></text:p>
          </draw:text-box>
        </draw:frame>
        <draw:custom-shape draw:style-name="gr6" draw:text-style-name="P6" xml:id="id2" draw:id="id2" draw:layer="layout" svg:width="4.2cm" svg:height="1.8cm" svg:x="22.3cm" svg:y="4.4cm">
          <text:p text:style-name="P1"><text:span text:style-name="T1">Idée reten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4.2cm" svg:height="1.8cm" svg:x="22.3cm" svg:y="6.9cm">
          <text:p text:style-name="P1"><text:span text:style-name="T1">Idée rejet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0.8cm" svg:y1="3.4cm" svg:x2="10.8cm" svg:y2="5.3cm">
          <text:p/>
        </draw:line>
        <draw:frame draw:style-name="gr9" draw:text-style-name="P8" draw:layer="layout" svg:width="3.55cm" svg:height="0.607cm" svg:x="10.9cm" svg:y="3.281cm">
          <draw:text-box>
            <text:p><text:span text:style-name="T5">Dépot d’amendement</text:span></text:p>
          </draw:text-box>
        </draw:frame>
        <draw:line draw:style-name="gr8" draw:text-style-name="P3" draw:layer="layout" svg:x1="10.5cm" svg:y1="2.9cm" svg:x2="10.5cm" svg:y2="5.3cm">
          <text:p/>
        </draw:line>
        <draw:frame draw:style-name="gr10" draw:text-style-name="P8" draw:layer="layout" svg:width="2.61cm" svg:height="0.963cm" svg:x="7.89cm" svg:y="3.2cm">
          <draw:text-box>
            <text:p><text:span text:style-name="T5">Dépot </text:span></text:p>
            <text:p><text:span text:style-name="T5">d’amendement</text:span></text:p>
          </draw:text-box>
        </draw:frame>
        <draw:line draw:style-name="gr8" draw:text-style-name="P3" draw:layer="layout" svg:x1="8.1cm" svg:y1="3.4cm" svg:x2="8.1cm" svg:y2="5.3cm">
          <text:p/>
        </draw:line>
        <draw:frame draw:style-name="gr9" draw:text-style-name="P8" draw:layer="layout" svg:width="3.55cm" svg:height="0.607cm" svg:x="10.4cm" svg:y="2.693cm">
          <draw:text-box>
            <text:p><text:span text:style-name="T5">Dépot d’amendement</text:span></text:p>
          </draw:text-box>
        </draw:frame>
        <draw:connector draw:style-name="gr8" draw:text-style-name="P3" draw:layer="layout" draw:type="curve" svg:x1="18.4cm" svg:y1="6.4cm" svg:x2="22.3cm" svg:y2="5.3cm" draw:start-shape="id1" draw:start-glue-point="1" draw:end-shape="id2" draw:end-glue-point="3" svg:d="M18400 6400c2926 0 977-1100 3900-1100" svg:viewBox="0 0 3901 1101">
          <text:p/>
        </draw:connector>
        <draw:connector draw:style-name="gr8" draw:text-style-name="P3" draw:layer="layout" draw:type="curve" svg:x1="18.4cm" svg:y1="6.4cm" svg:x2="22.3cm" svg:y2="7.8cm" draw:start-shape="id1" draw:start-glue-point="1" draw:end-shape="id3" draw:end-glue-point="3" svg:d="M18400 6400c2926 0 977 1400 3900 1400" svg:viewBox="0 0 39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3-06T18:20:08.337637176</dc:date>
    <meta:editing-duration>PT4H23M1S</meta:editing-duration>
    <meta:editing-cycles>8</meta:editing-cycles>
    <meta:generator>LibreOffice/6.1.5.2$Linux_X86_64 LibreOffice_project/10$Build-2</meta:generator>
    <meta:document-statistic meta:object-count="15"/>
  </office:meta>
</office:document-meta>
</file>